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c15c" officeooo:paragraph-rsid="000dc15c"/>
    </style:style>
    <style:style style:name="P3" style:family="paragraph" style:parent-style-name="Text_20_body" style:list-style-name="L1">
      <style:paragraph-properties fo:text-align="justify" style:justify-single-word="false"/>
      <style:text-properties officeooo:rsid="000dc15c" officeooo:paragraph-rsid="000dc15c"/>
    </style:style>
    <style:style style:name="P4" style:family="paragraph" style:parent-style-name="Text_20_body" style:list-style-name="L1">
      <style:text-properties fo:font-size="14pt" officeooo:rsid="000dc15c" officeooo:paragraph-rsid="000dc15c" style:font-size-asian="14pt" style:font-size-complex="14pt"/>
    </style:style>
    <style:style style:name="P5" style:family="paragraph" style:parent-style-name="Text_20_body" style:list-style-name="L1">
      <style:paragraph-properties fo:text-align="center" style:justify-single-word="false"/>
      <style:text-properties fo:font-size="10pt" officeooo:rsid="000e9089" officeooo:paragraph-rsid="000e9089" style:font-size-asian="8.75pt" style:font-size-complex="10pt"/>
    </style:style>
    <style:style style:name="P6" style:family="paragraph" style:parent-style-name="Text_20_body" style:list-style-name="L1">
      <style:paragraph-properties fo:text-align="center" style:justify-single-word="false"/>
      <style:text-properties officeooo:paragraph-rsid="000dc15c"/>
    </style:style>
    <style:style style:name="P7" style:family="paragraph" style:parent-style-name="Text_20_body" style:list-style-name="L1">
      <style:paragraph-properties fo:text-align="justify" style:justify-single-word="false"/>
      <style:text-properties officeooo:paragraph-rsid="000e9089"/>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fo:font-size="14pt" officeooo:rsid="000dc15c" officeooo:paragraph-rsid="000dc15c" style:font-size-asian="14pt" style:font-size-complex="14pt"/>
    </style:style>
    <style:style style:name="T1" style:family="text">
      <style:text-properties officeooo:rsid="000dc15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weight="normal" officeooo:rsid="000dc15c" style:font-size-asian="10pt" style:font-weight-asian="normal" style:font-size-complex="10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e9089"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30144828105787739" text:style-name="L1">
        <text:list-header>
          <text:p text:style-name="P9">Tasks for Part II</text:p>
        </text:list-header>
        <text:list-item>
          <text:p text:style-name="P8">a) What is the risk of melt-down in the power plant during a day if no observations have been made? What if there is icy weather? </text:p>
        </text:list-item>
        <text:list-item>
          <text:p text:style-name="P8">b) Suppose that both warning sensors indicate failure. What is the risk of a meltdown in that case? Compare this result with the risk of a melt-down when there is an actual pump failure and water leak. What is the difference? The answers must be expressed as conditional probabilities of the observed variables, P(Meltdown|...). </text:p>
        </text:list-item>
        <text:list-item>
          <text:p text:style-name="P8">c) The conditional probabilities for the stochastic variables are often estimated by repeated experiments or observations. Why is it sometimes very difficult to get accurate numbers for these? What conditional <text:span text:style-name="T1">probabilities</text:span> in the model of the plant do you think are difficult or impossible to estimate? </text:p>
        </text:list-item>
        <text:list-item>
          <text:p text:style-name="P1">d) Assume that the "IcyWeather" variable is changed to a more accurate "Temperature" variable instead (don't change your model). What are the different alternatives for the domain of this variable? What will happen with the probability distribution of P(WaterLeak | Temperature) in each alternative?</text:p>
          <text:p text:style-name="P4">Answers for Part II</text:p>
        </text:list-item>
        <text:list-item>
          <text:p text:style-name="P2">a) If no observations have been made, we can't know the value of any of the variables. So looking to the Bayesian network we can say that the probability of a melt-down is <text:s/><text:span text:style-name="T2">0'03</text:span><text:span text:style-name="T3">. On the other hand, if we know that there is icy weather, we should change the value of IcyWeather to true. After making this change, we can observe that the probability for a melt-down has not changed, it's </text:span><text:span text:style-name="T2">0'03</text:span><text:span text:style-name="T3">.</text:span></text:p>
        </text:list-item>
        <text:list-item>
          <text:p text:style-name="P2"><text:span text:style-name="T3">b) If both warning sensors indicate failure, we must change their variables to true. After doing this, we can observe that the probability for a melt-down is </text:span><text:span text:style-name="T2">0'15</text:span><text:span text:style-name="T3">. In the other hand, if there has been a Pump Failure and a Water Leak, we can see that the probability for a melt-down is bigger (</text:span><text:span text:style-name="T2">0'20</text:span><text:span text:style-name="T3">). </text:span></text:p>
          <text:p text:style-name="P6"><text:span text:style-name="T4">P(Meltdown | PumpFailure, WaterLeak) &gt; P(Meltdown | PumpFailureWarning, WaterLeakWarning)</text:span></text:p>
        </text:list-item>
        <text:list-item>
          <text:p text:style-name="P3"><text:span text:style-name="T5">c) </text:span></text:p>
        </text:list-item>
        <text:list-item>
          <text:p text:style-name="P7"><text:span text:style-name="T6">d) If we change the IcyWeather variable to Temperature, we should estimate if the given Temperature is considered to be “Icy”. For example, we could say that every temperature below 5 </text:span><text:span text:style-name="T5">°C </text:span><text:span text:style-name="T6">is considered to be “icy” so we would measure the probability of the temperature been higher or lower than 5 °C. </text:span></text:p>
          <text:p text:style-name="P5"><text:span text:style-name="T3">P(Meltdown | temperature &lt; 5) <text:s/>= P(Meltdown | IcyWeather)</text:span></text:p>
          <text:p text:style-name="P5"><text:span text:style-name="T3">P(Meltdown | temperature &gt;= 5) = P(Meltdown | ~IcyWeathe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5:28:36.641096080</meta:creation-date>
    <dc:date>2016-09-20T16:09:18.389928427</dc:date>
    <meta:editing-duration>PT19M49S</meta:editing-duration>
    <meta:editing-cycles>1</meta:editing-cycles>
    <meta:document-statistic meta:table-count="0" meta:image-count="0" meta:object-count="0" meta:page-count="1" meta:paragraph-count="13" meta:word-count="400" meta:character-count="2310" meta:non-whitespace-character-count="1927"/>
    <meta:generator>LibreOffice/5.0.3.2$Linux_X86_64 LibreOffice_project/00m0$Build-2</meta:generator>
  </office:meta>
</office:document-meta>
</file>